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12175" officeooo:paragraph-rsid="00012175"/>
    </style:style>
    <style:style style:name="P2" style:family="paragraph" style:parent-style-name="Standard">
      <style:paragraph-properties fo:margin-left="0cm" fo:margin-right="0.011cm" fo:line-height="150%" fo:text-indent="0cm" style:auto-text-indent="false"/>
      <style:text-properties officeooo:rsid="00012175" officeooo:paragraph-rsid="00025614"/>
    </style:style>
    <style:style style:name="P3" style:family="paragraph" style:parent-style-name="Standard">
      <style:text-properties fo:font-weight="bold" officeooo:rsid="00012175" officeooo:paragraph-rsid="00012175" style:font-weight-asian="bold" style:font-weight-complex="bold"/>
    </style:style>
    <style:style style:name="P4" style:family="paragraph" style:parent-style-name="Standard">
      <style:paragraph-properties fo:margin-left="0cm" fo:margin-right="0.011cm" fo:line-height="150%" fo:text-align="justify" style:justify-single-word="false" fo:text-indent="0cm" style:auto-text-indent="false"/>
      <style:text-properties fo:font-weight="bold" officeooo:rsid="0012ceb2" officeooo:paragraph-rsid="0001639c" style:font-weight-asian="bold" style:font-weight-complex="bold"/>
    </style:style>
    <style:style style:name="P5" style:family="paragraph" style:parent-style-name="Standard">
      <style:text-properties fo:font-weight="normal" officeooo:rsid="00012175" officeooo:paragraph-rsid="00012175" style:font-weight-asian="normal" style:font-weight-complex="normal"/>
    </style:style>
    <style:style style:name="P6" style:family="paragraph" style:parent-style-name="Standard">
      <style:paragraph-properties fo:margin-left="0cm" fo:margin-right="0.011cm" fo:line-height="150%" fo:text-align="justify" style:justify-single-word="false" fo:text-indent="0cm" style:auto-text-indent="false"/>
      <style:text-properties officeooo:paragraph-rsid="0001639c"/>
    </style:style>
    <style:style style:name="P7" style:family="paragraph" style:parent-style-name="Standard">
      <style:paragraph-properties fo:margin-left="0cm" fo:margin-right="0.011cm" fo:line-height="150%" fo:text-indent="0cm" style:auto-text-indent="false"/>
      <style:text-properties officeooo:paragraph-rsid="00025614"/>
    </style:style>
    <style:style style:name="P8" style:family="paragraph" style:parent-style-name="Standard">
      <style:paragraph-properties fo:margin-left="0cm" fo:margin-right="0.011cm" fo:line-height="150%" fo:text-indent="0cm" style:auto-text-indent="false"/>
      <style:text-properties officeooo:paragraph-rsid="0003a280"/>
    </style:style>
    <style:style style:name="P9" style:family="paragraph" style:parent-style-name="Standard">
      <style:paragraph-properties fo:margin-left="0cm" fo:margin-right="0.011cm" fo:line-height="150%" fo:text-indent="0cm" style:auto-text-indent="false"/>
      <style:text-properties officeooo:paragraph-rsid="0004a04d"/>
    </style:style>
    <style:style style:name="P10" style:family="paragraph" style:parent-style-name="Standard">
      <style:paragraph-properties fo:margin-left="0cm" fo:margin-right="0.011cm" fo:line-height="150%" fo:text-indent="0cm" style:auto-text-indent="false"/>
      <style:text-properties officeooo:paragraph-rsid="00079e34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ize="10.5pt" officeooo:rsid="00012175" officeooo:paragraph-rsid="00012175" style:font-size-asian="10.5pt" style:font-size-complex="10.5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0.5pt" officeooo:rsid="00012175" officeooo:paragraph-rsid="00012175" style:font-size-asian="10.5pt" style:font-size-complex="10.5pt"/>
    </style:style>
    <style:style style:name="P13" style:family="paragraph" style:parent-style-name="Standard">
      <style:paragraph-properties fo:margin-left="0cm" fo:margin-right="0.011cm" fo:line-height="150%" fo:text-indent="0cm" style:auto-text-indent="false"/>
      <style:text-properties fo:font-size="10.5pt" officeooo:rsid="00012175" officeooo:paragraph-rsid="0003068c" style:font-size-asian="10.5pt" style:font-size-complex="10.5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0.5pt" officeooo:rsid="00012175" officeooo:paragraph-rsid="00099257" style:font-size-asian="10.5pt" style:font-size-complex="10.5pt"/>
    </style:style>
    <style:style style:name="P15" style:family="paragraph" style:parent-style-name="Standard" style:list-style-name="WWNum44">
      <style:paragraph-properties fo:margin-left="1.905cm" fo:margin-right="0.011cm" fo:line-height="150%" fo:text-indent="-0.635cm" style:auto-text-indent="false"/>
      <style:text-properties style:font-name="Times New Roman" fo:font-size="12pt" officeooo:paragraph-rsid="00025614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bold" officeooo:paragraph-rsid="00025614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bold" officeooo:rsid="0015174a" officeooo:paragraph-rsid="00012175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normal" officeooo:rsid="00012175" officeooo:paragraph-rsid="00025614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normal" officeooo:rsid="00025614" officeooo:paragraph-rsid="0003068c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left="0cm" fo:margin-right="0.011cm" fo:line-height="150%" fo:text-indent="0cm" style:auto-text-indent="false"/>
      <style:text-properties style:font-name="Times New Roman" fo:font-size="12pt" fo:font-weight="normal" officeooo:rsid="0015174a" officeooo:paragraph-rsid="0004a04d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font-name="Times New Roman" fo:font-size="12pt" fo:font-weight="normal" officeooo:rsid="0012ceb2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025614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5174a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03a280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0c1509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12ceb2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officeooo:rsid="0012ceb2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bold" officeooo:rsid="0015174a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officeooo:rsid="00025614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font-weight="bold" officeooo:rsid="0003068c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font-weight="bold" officeooo:rsid="0003a280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font-weight="bold" officeooo:rsid="0003ed63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font-weight="bold" officeooo:rsid="000466ce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font-weight="bold" officeooo:rsid="0004a04d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font-weight="bold" officeooo:rsid="0005fe76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font-weight="bold" officeooo:rsid="00099257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025614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5174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3a280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Experiment No: <text:s/></text:span><text:span text:style-name="T3">Group_C_0</text:span><text:span text:style-name="T7">1</text:span><text:span text:style-name="T9"><text:tab/><text:tab/><text:tab/><text:tab/><text:tab/><text:tab/>Date: <text:tab/> <text:s text:c="4"/></text:span><text:span text:style-name="T4">10</text:span><text:span text:style-name="T3">/07/2024</text:span></text:p>
      <text:p text:style-name="P6"><text:span text:style-name="T9">Name: <text:tab/> <text:s text:c="5"/></text:span><text:span text:style-name="T3">Kushal Kishor Shankhapal<text:tab/><text:tab/><text:tab/><text:tab/></text:span><text:span text:style-name="T10">Subject: <text:s/></text:span><text:span text:style-name="T3">ADBMS LAB</text:span></text:p>
      <text:p text:style-name="P4"><text:span text:style-name="T1">Roll No:</text:span><text:span text:style-name="T2"><text:tab/> <text:s text:c="5"/>61</text:span></text:p>
      <text:p text:style-name="P5"/>
      <text:p text:style-name="P7"><text:span text:style-name="T8">Aim: </text:span><text:span text:style-name="T1"><text:s text:c="2"/>Create a database with suitable example using MongoDB and implement</text:span></text:p>
      <text:list xml:id="list689082095" text:style-name="WWNum44">
        <text:list-item>
          <text:p text:style-name="P15">Inserting and saving document (batch insert, insert validation)</text:p>
        </text:list-item>
        <text:list-item>
          <text:p text:style-name="P15">Removing document</text:p>
        </text:list-item>
        <text:list-item>
          <text:p text:style-name="P15">Updating document (document replacement, using modifiers, upserts, updating multiple documents, returning updated documents)</text:p>
        </text:list-item>
      </text:list>
      <text:p text:style-name="P16"/>
      <text:p text:style-name="P7"><text:span text:style-name="T8">Objectives: <text:tab/></text:span><text:span text:style-name="T1">1. To learn the concept of MongoDB.</text:span></text:p>
      <text:p text:style-name="P18"><text:s text:c="24"/>2. Learn to access the data from MongoDB.</text:p>
      <text:p text:style-name="P5"/>
      <text:p text:style-name="P3">Commands &amp; Output:</text:p>
      <text:p text:style-name="P1"/>
      <text:p text:style-name="P2"><text:span text:style-name="T11">1. mongosh: </text:span><text:span text:style-name="T2">Launch MongoDB and Access MongoDB Shell</text:span></text:p>
      <text:p text:style-name="P11">it@IT-LL-13:~$ mongosh</text:p>
      <text:p text:style-name="P11">Current Mongosh Log ID:<text:tab/>668e4e07d4a681b534149f47</text:p>
      <text:p text:style-name="P11">Connecting to:<text:tab/><text:tab/>mongodb://127.0.0.1:27017/?directConnection=true&amp;serverSelectionTimeoutMS=2000&amp;appName=mongosh+2.2.10</text:p>
      <text:p text:style-name="P11">Using MongoDB:<text:tab/><text:tab/>7.0.12</text:p>
      <text:p text:style-name="P11">Using Mongosh:<text:tab/><text:tab/>2.2.10</text:p>
      <text:p text:style-name="P11"/>
      <text:p text:style-name="P11">For mongosh info see: https://docs.mongodb.com/mongodb-shell/</text:p>
      <text:p text:style-name="P11"/>
      <text:p text:style-name="P11">------</text:p>
      <text:p text:style-name="P11"><text:s text:c="3"/>The server generated these startup warnings when booting</text:p>
      <text:p text:style-name="P11"><text:s text:c="3"/>2024-07-10T13:08:34.305+05:30: Using the XFS filesystem is strongly recommended with the WiredTiger storage engine. See http://dochub.mongodb.org/core/prodnotes-filesystem</text:p>
      <text:p text:style-name="P11"><text:s text:c="3"/>2024-07-10T13:08:40.740+05:30: Access control is not enabled for the database. Read and write access to data and configuration is unrestricted</text:p>
      <text:p text:style-name="P11"><text:s text:c="3"/>2024-07-10T13:08:40.741+05:30: vm.max_map_count is too low</text:p>
      <text:p text:style-name="P11">------</text:p>
      <text:p text:style-name="P11"/>
      <text:p text:style-name="P11"/>
      <text:p text:style-name="P7"><text:span text:style-name="T12">2</text:span><text:span text:style-name="T11">. </text:span><text:span text:style-name="T12">show dbs</text:span><text:span text:style-name="T11">: </text:span><text:span text:style-name="T5">Displays a list of all databases on the MongoDB server.</text:span></text:p>
      <text:p text:style-name="P11">test&gt; show dbs</text:p>
      <text:p text:style-name="P11">Devloper <text:s text:c="3"/>40.00 KiB</text:p>
      <text:p text:style-name="P11">Kushal_db <text:s text:c="2"/>72.00 KiB</text:p>
      <text:p text:style-name="P11">admin <text:s text:c="6"/>40.00 KiB</text:p>
      <text:p text:style-name="P11">config <text:s text:c="5"/>84.00 KiB</text:p>
      <text:p text:style-name="P11">khiladi <text:s text:c="4"/>40.00 KiB</text:p>
      <text:p text:style-name="P11">local <text:s text:c="6"/>72.00 KiB</text:p>
      <text:p text:style-name="P11">rkb <text:s text:c="8"/>72.00 KiB</text:p>
      <text:p text:style-name="P11">shubham <text:s text:c="3"/>240.00 KiB</text:p>
      <text:p text:style-name="P11"/>
      <text:p text:style-name="P11"/>
      <text:p text:style-name="P13"><text:span text:style-name="T13">3</text:span><text:span text:style-name="T11">. </text:span><text:span text:style-name="T12">use: </text:span><text:span text:style-name="T4">Switches the current database context to </text:span><text:span text:style-name="Source_20_Text"><text:span text:style-name="T21">Kushal_db</text:span></text:span><text:span text:style-name="T4">.</text:span></text:p>
      <text:p text:style-name="P11">test&gt; use Kushal_db</text:p>
      <text:p text:style-name="P11"><text:soft-page-break/>switched to db Kushal_db</text:p>
      <text:p text:style-name="P11"/>
      <text:p text:style-name="P13"><text:span text:style-name="T13">4</text:span><text:span text:style-name="T11">. db.dropDatabase(): </text:span></text:p>
      <text:p text:style-name="P11">Kushal_db&gt; db.dropDatabase()</text:p>
      <text:p text:style-name="P11">{ ok: 1, dropped: 'Kushal_db' }</text:p>
      <text:p text:style-name="P11"/>
      <text:p text:style-name="P11">Kushal_db&gt; show dbs</text:p>
      <text:p text:style-name="P11">Devloper <text:s text:c="2"/>40.00 KiB</text:p>
      <text:p text:style-name="P11">admin <text:s text:c="5"/>40.00 KiB</text:p>
      <text:p text:style-name="P11">config <text:s text:c="4"/>84.00 KiB</text:p>
      <text:p text:style-name="P11">khiladi <text:s text:c="3"/>40.00 KiB</text:p>
      <text:p text:style-name="P11">local <text:s text:c="5"/>72.00 KiB</text:p>
      <text:p text:style-name="P11">rkb <text:s text:c="7"/>72.00 KiB</text:p>
      <text:p text:style-name="P11">shubham <text:s text:c="2"/>240.00 KiB</text:p>
      <text:p text:style-name="P11"/>
      <text:p text:style-name="P19"/>
      <text:p text:style-name="P11">Kushal_db&gt; use Kushal_Game_Store_db</text:p>
      <text:p text:style-name="P11">switched to db Kushal_Game_Store_db</text:p>
      <text:p text:style-name="P11"/>
      <text:p text:style-name="P11"/>
      <text:p text:style-name="P7"><text:span text:style-name="T14">5</text:span><text:span text:style-name="T11">. db.createCollection("games"): </text:span><text:span text:style-name="T5">Creates a new collection named </text:span><text:span text:style-name="Source_20_Text"><text:span text:style-name="T22">games</text:span></text:span><text:span text:style-name="T5"> in the </text:span><text:span text:style-name="Source_20_Text"><text:span text:style-name="T22">Kushal_Game_Store_db</text:span></text:span><text:span text:style-name="T5"> database.</text:span></text:p>
      <text:p text:style-name="P11">Kushal_Game_Store_db&gt; db.createCollection("games")</text:p>
      <text:p text:style-name="P11">{ ok: 1 }</text:p>
      <text:p text:style-name="P12"/>
      <text:p text:style-name="P12"/>
      <text:p text:style-name="P8"><text:span text:style-name="T11">6. </text:span><text:span text:style-name="T14">insertMany(): <text:s/></text:span><text:span text:style-name="T2">Inserts multiple documents into the </text:span><text:span text:style-name="Source_20_Text"><text:span text:style-name="T20">games</text:span></text:span><text:span text:style-name="T2"> collection with specified fields.</text:span></text:p>
      <text:p text:style-name="P11">Kushal_Game_Store_db&gt; db.games.insertMany([</text:p>
      <text:p text:style-name="P11">... <text:s text:c="2"/>{</text:p>
      <text:p text:style-name="P11">... <text:s text:c="4"/>_id: ObjectId('668e3eed22b60c85b6149f48'),</text:p>
      <text:p text:style-name="P11">... <text:s text:c="4"/>Name: 'Counter Strike 2',</text:p>
      <text:p text:style-name="P11">... <text:s text:c="4"/>Type: 'Multiplayer FPS Tactical Shooter',</text:p>
      <text:p text:style-name="P11">... <text:s text:c="4"/>Platform: 'Steam',</text:p>
      <text:p text:style-name="P11">... <text:s text:c="4"/>Rating: '8'</text:p>
      <text:p text:style-name="P11">... <text:s text:c="2"/>},</text:p>
      <text:p text:style-name="P11">... <text:s text:c="2"/>{</text:p>
      <text:p text:style-name="P11">... <text:s text:c="4"/>_id: ObjectId('668e416022b60c85b6149f49'),</text:p>
      <text:p text:style-name="P11">... <text:s text:c="4"/>Name: 'BeamNG.Drive',</text:p>
      <text:p text:style-name="P11">... <text:s text:c="4"/>Type: 'Very realistic soft body vehicle simulator',</text:p>
      <text:p text:style-name="P11">... <text:s text:c="4"/>Platform: 'Steam',</text:p>
      <text:p text:style-name="P11">... <text:s text:c="4"/>Rating: '8'</text:p>
      <text:p text:style-name="P11">... <text:s text:c="2"/>}</text:p>
      <text:p text:style-name="P11">... ])</text:p>
      <text:p text:style-name="P11">{</text:p>
      <text:p text:style-name="P11"><text:s text:c="2"/>acknowledged: true,</text:p>
      <text:p text:style-name="P11"><text:s text:c="2"/>insertedIds: {</text:p>
      <text:p text:style-name="P11"><text:s text:c="4"/>'0': ObjectId('668e3eed22b60c85b6149f48'),</text:p>
      <text:p text:style-name="P11"><text:s text:c="4"/>'1': ObjectId('668e416022b60c85b6149f49')</text:p>
      <text:p text:style-name="P11"><text:s text:c="2"/>}</text:p>
      <text:p text:style-name="P11">}</text:p>
      <text:p text:style-name="P11"/>
      <text:p text:style-name="P11"/>
      <text:p text:style-name="P7"><text:span text:style-name="T14">7</text:span><text:span text:style-name="T11">. </text:span><text:span text:style-name="T14">find()</text:span><text:span text:style-name="T11">: </text:span><text:span text:style-name="T5">Retrieves all documents from the </text:span><text:span text:style-name="Source_20_Text"><text:span text:style-name="T22">games</text:span></text:span><text:span text:style-name="T5"> collection.</text:span></text:p>
      <text:p text:style-name="P11">Kushal_Game_Store_db&gt; db.games.find()</text:p>
      <text:p text:style-name="P11">[</text:p>
      <text:p text:style-name="P11"><text:soft-page-break/><text:s text:c="2"/>{</text:p>
      <text:p text:style-name="P11"><text:s text:c="4"/>_id: ObjectId('668e3eed22b60c85b6149f48'),</text:p>
      <text:p text:style-name="P11"><text:s text:c="4"/>Name: 'Counter Strike 2',</text:p>
      <text:p text:style-name="P11"><text:s text:c="4"/>Type: 'Multiplayer FPS Tactical Shooter',</text:p>
      <text:p text:style-name="P11"><text:s text:c="4"/>Platform: 'Steam',</text:p>
      <text:p text:style-name="P11"><text:s text:c="4"/>Rating: '8'</text:p>
      <text:p text:style-name="P11"><text:s text:c="2"/>},</text:p>
      <text:p text:style-name="P11"><text:s text:c="2"/>{</text:p>
      <text:p text:style-name="P11"><text:s text:c="4"/>_id: ObjectId('668e416022b60c85b6149f49'),</text:p>
      <text:p text:style-name="P11"><text:s text:c="4"/>Name: 'BeamNG.Drive',</text:p>
      <text:p text:style-name="P11"><text:s text:c="4"/>Type: 'Very realistic soft body vehicle simulator',</text:p>
      <text:p text:style-name="P11"><text:s text:c="4"/>Platform: 'Steam',</text:p>
      <text:p text:style-name="P11"><text:s text:c="4"/>Rating: '8'</text:p>
      <text:p text:style-name="P11"><text:s text:c="2"/>}</text:p>
      <text:p text:style-name="P11">]</text:p>
      <text:p text:style-name="P11"/>
      <text:p text:style-name="P7"><text:span text:style-name="T15">8</text:span><text:span text:style-name="T11">. </text:span><text:span text:style-name="T14">find().pretty(): <text:s/></text:span><text:span text:style-name="T6">Displays all documents from the </text:span><text:span text:style-name="Source_20_Text"><text:span text:style-name="T23">games</text:span></text:span><text:span text:style-name="T6"> collection in a formatted, easy-to-read manner.</text:span></text:p>
      <text:p text:style-name="P11">Kushal_Game_Store_db&gt; db.games.find().pretty()</text:p>
      <text:p text:style-name="P11">[</text:p>
      <text:p text:style-name="P11"><text:s text:c="2"/>{</text:p>
      <text:p text:style-name="P11"><text:s text:c="4"/>_id: ObjectId('668e3eed22b60c85b6149f48'),</text:p>
      <text:p text:style-name="P11"><text:s text:c="4"/>Name: 'Counter Strike 2',</text:p>
      <text:p text:style-name="P11"><text:s text:c="4"/>Type: 'Multiplayer FPS Tactical Shooter',</text:p>
      <text:p text:style-name="P11"><text:s text:c="4"/>Platform: 'Steam',</text:p>
      <text:p text:style-name="P11"><text:s text:c="4"/>Rating: '8'</text:p>
      <text:p text:style-name="P11"><text:s text:c="2"/>},</text:p>
      <text:p text:style-name="P11"><text:s text:c="2"/>{</text:p>
      <text:p text:style-name="P11"><text:s text:c="4"/>_id: ObjectId('668e416022b60c85b6149f49'),</text:p>
      <text:p text:style-name="P11"><text:s text:c="4"/>Name: 'BeamNG.Drive',</text:p>
      <text:p text:style-name="P11"><text:s text:c="4"/>Type: 'Very realistic soft body vehicle simulator',</text:p>
      <text:p text:style-name="P11"><text:s text:c="4"/>Platform: 'Steam',</text:p>
      <text:p text:style-name="P11"><text:s text:c="4"/>Rating: '8'</text:p>
      <text:p text:style-name="P11"><text:s text:c="2"/>}</text:p>
      <text:p text:style-name="P11">]</text:p>
      <text:p text:style-name="P11"/>
      <text:p text:style-name="P11"/>
      <text:p text:style-name="P7"><text:span text:style-name="T15">9</text:span><text:span text:style-name="T11">. </text:span><text:span text:style-name="T15">remove</text:span><text:span text:style-name="T11">: <text:s/></text:span><text:span text:style-name="T5">Removes documents from the </text:span><text:span text:style-name="Source_20_Text"><text:span text:style-name="T22">games</text:span></text:span><text:span text:style-name="T5"> collection where </text:span><text:span text:style-name="Source_20_Text"><text:span text:style-name="T22">Name</text:span></text:span><text:span text:style-name="T5"> is 'BeamNG.Drive'. Shows deprecation warning for </text:span><text:span text:style-name="Source_20_Text"><text:span text:style-name="T22">remove()</text:span></text:span><text:span text:style-name="T5">.</text:span></text:p>
      <text:p text:style-name="P11">Kushal_Game_Store_db&gt; db.games.remove({ Name: 'BeamNG.Drive' })</text:p>
      <text:p text:style-name="P11">DeprecationWarning: Collection.remove() is deprecated. Use deleteOne, deleteMany, findOneAndDelete, or bulkWrite.</text:p>
      <text:p text:style-name="P11">{ acknowledged: true, deletedCount: 1 }</text:p>
      <text:p text:style-name="P17"/>
      <text:p text:style-name="P11">Kushal_Game_Store_db&gt; db.games.find()</text:p>
      <text:p text:style-name="P11">[</text:p>
      <text:p text:style-name="P11"><text:s text:c="2"/>{</text:p>
      <text:p text:style-name="P11"><text:s text:c="4"/>_id: ObjectId('668e3eed22b60c85b6149f48'),</text:p>
      <text:p text:style-name="P11"><text:s text:c="4"/>Name: 'Counter Strike 2',</text:p>
      <text:p text:style-name="P11"><text:s text:c="4"/>Type: 'Multiplayer FPS Tactical Shooter',</text:p>
      <text:p text:style-name="P11"><text:s text:c="4"/>Platform: 'Steam',</text:p>
      <text:p text:style-name="P11"><text:s text:c="4"/>Rating: '8'</text:p>
      <text:p text:style-name="P11"><text:s text:c="2"/>}</text:p>
      <text:p text:style-name="P11">]</text:p>
      <text:p text:style-name="P11"/>
      <text:p text:style-name="P11"/>
      <text:p text:style-name="P9"><text:soft-page-break/><text:span text:style-name="T16">10</text:span><text:span text:style-name="T11">. </text:span><text:span text:style-name="T17">update</text:span><text:span text:style-name="T11">: </text:span><text:span text:style-name="T5">Updates documents in the </text:span><text:span text:style-name="Source_20_Text"><text:span text:style-name="T22">games</text:span></text:span><text:span text:style-name="T5"> collection where </text:span><text:span text:style-name="Source_20_Text"><text:span text:style-name="T22">Name</text:span></text:span><text:span text:style-name="T5"> is 'Counter Strike 2' to set </text:span><text:span text:style-name="Source_20_Text"><text:span text:style-name="T22">Rating</text:span></text:span><text:span text:style-name="T5"> to '9'. Shows deprecation warning for </text:span><text:span text:style-name="Source_20_Text"><text:span text:style-name="T22">update()</text:span></text:span><text:span text:style-name="T5">.</text:span></text:p>
      <text:p text:style-name="P20"/>
      <text:p text:style-name="P11">Kushal_Game_Store_db&gt; db.games.update(</text:p>
      <text:p text:style-name="P11">... <text:s text:c="2"/>{ Name: 'Counter Strike 2' },</text:p>
      <text:p text:style-name="P11">... <text:s text:c="2"/>{ $set: { Rating: '9' } }</text:p>
      <text:p text:style-name="P11">... )</text:p>
      <text:p text:style-name="P11">DeprecationWarning: Collection.update() is deprecated. Use updateOne, updateMany, or bulkWrite.</text:p>
      <text:p text:style-name="P11">{</text:p>
      <text:p text:style-name="P11"><text:s text:c="2"/>acknowledged: true,</text:p>
      <text:p text:style-name="P11"><text:s text:c="2"/>insertedId: null,</text:p>
      <text:p text:style-name="P11"><text:s text:c="2"/>matchedCount: 1,</text:p>
      <text:p text:style-name="P11"><text:s text:c="2"/>modifiedCount: 1,</text:p>
      <text:p text:style-name="P11"><text:s text:c="2"/>upsertedCount: 0</text:p>
      <text:p text:style-name="P11">}</text:p>
      <text:p text:style-name="P17"/>
      <text:p text:style-name="P11">Kushal_Game_Store_db&gt; db.games.find()</text:p>
      <text:p text:style-name="P11">[</text:p>
      <text:p text:style-name="P11"><text:s text:c="2"/>{</text:p>
      <text:p text:style-name="P11"><text:s text:c="4"/>_id: ObjectId('668e3eed22b60c85b6149f48'),</text:p>
      <text:p text:style-name="P11"><text:s text:c="4"/>Name: 'Counter Strike 2',</text:p>
      <text:p text:style-name="P11"><text:s text:c="4"/>Type: 'Multiplayer FPS Tactical Shooter',</text:p>
      <text:p text:style-name="P11"><text:s text:c="4"/>Platform: 'Steam',</text:p>
      <text:p text:style-name="P11"><text:s text:c="4"/>Rating: '9'</text:p>
      <text:p text:style-name="P11"><text:s text:c="2"/>}</text:p>
      <text:p text:style-name="P11">]</text:p>
      <text:p text:style-name="P11"/>
      <text:p text:style-name="P11"/>
      <text:p text:style-name="P10"><text:span text:style-name="T18">11</text:span><text:span text:style-name="T11">. db.temporary.drop(): </text:span><text:span text:style-name="T5">Drops (deletes) the </text:span><text:span text:style-name="Source_20_Text"><text:span text:style-name="T22">temporary</text:span></text:span><text:span text:style-name="T5"> collection from the database.</text:span></text:p>
      <text:p text:style-name="P11">Kushal_Game_Store_db&gt; db.createCollection("temporary")</text:p>
      <text:p text:style-name="P11">{ ok: 1 }</text:p>
      <text:p text:style-name="P14">Kushal_Game_Store_db&gt; db.temporary.drop()</text:p>
      <text:p text:style-name="P14">true</text:p>
      <text:p text:style-name="P17"/>
      <text:p text:style-name="P11"/>
      <text:p text:style-name="P7"><text:span text:style-name="T19">12</text:span><text:span text:style-name="T11">. </text:span><text:span text:style-name="T19">quit()</text:span><text:span text:style-name="T11">: <text:s/></text:span><text:span text:style-name="T5">Exits the MongoDB shell.</text:span></text:p>
      <text:p text:style-name="P11">Kushal_Game_Store_db&gt; quit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4:35:54.197181618</meta:creation-date>
    <dc:date>2024-07-24T11:55:38.016172440</dc:date>
    <meta:editing-duration>PT20M2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4" meta:paragraph-count="156" meta:word-count="609" meta:character-count="5202" meta:non-whitespace-character-count="4391"/>
  </office:meta>
</office:document-meta>
</file>